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color="#363636"/>
    </style:style>
    <style:style style:name="P2" style:family="paragraph" style:parent-style-name="Standard" style:list-style-name="L1">
      <style:paragraph-properties fo:line-height="115%"/>
      <style:text-properties fo:color="#363636" style:font-name="Liberation Sans" fo:font-size="16pt" officeooo:rsid="001a6763" officeooo:paragraph-rsid="001a6763" style:font-size-asian="16pt" style:font-size-complex="16pt"/>
    </style:style>
    <style:style style:name="P3" style:family="paragraph" style:parent-style-name="Standard" style:list-style-name="L1">
      <style:paragraph-properties fo:line-height="115%"/>
      <style:text-properties fo:color="#363636" style:font-name="Liberation Sans" fo:font-size="16pt" officeooo:rsid="001aadd6" officeooo:paragraph-rsid="001aadd6" style:font-size-asian="16pt" style:font-size-complex="16pt"/>
    </style:style>
    <style:style style:name="P4" style:family="paragraph" style:parent-style-name="Standard" style:list-style-name="L1">
      <style:paragraph-properties fo:line-height="115%"/>
      <style:text-properties fo:color="#363636" fo:font-size="16pt" officeooo:paragraph-rsid="001a6763" style:font-size-asian="16pt" style:font-size-complex="16pt"/>
    </style:style>
    <style:style style:name="P5" style:family="paragraph" style:parent-style-name="Standard" style:list-style-name="L1">
      <style:paragraph-properties fo:line-height="115%"/>
      <style:text-properties fo:color="#363636" fo:font-size="16pt" officeooo:rsid="001aadd6" officeooo:paragraph-rsid="001aadd6" style:font-size-asian="16pt" style:font-size-complex="16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a6763"/>
    </style:style>
    <style:style style:name="T3" style:family="text">
      <style:text-properties style:font-name="Liberation Sans" officeooo:rsid="001aadd6"/>
    </style:style>
    <style:style style:name="T4" style:family="text">
      <style:text-properties officeooo:rsid="001d85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orary salon guidelines for clients of Charisma Hair</text:p>
      <text:p text:style-name="P1">July 2020</text:p>
      <text:list xml:id="list1459418678" text:style-name="L1">
        <text:list-item>
          <text:p text:style-name="P2">If you have any of the following symptons please DO NOT come to your appointment. Please call us to rearrange your appointment.</text:p>
          <text:list>
            <text:list-item>
              <text:p text:style-name="P2">A high temperature</text:p>
            </text:list-item>
            <text:list-item>
              <text:p text:style-name="P2">A new, continuous cough</text:p>
            </text:list-item>
            <text:list-item>
              <text:p text:style-name="P2">A loss or change to your sense of smell or taste</text:p>
            </text:list-item>
          </text:list>
        </text:list-item>
        <text:list-item>
          <text:p text:style-name="P2">Please arrive on time. We will be on a tight schedule to fit in as many clients as we can and appointments will be limited. If you arrive late we may be unable to accommodate you.</text:p>
        </text:list-item>
        <text:list-item>
          <text:p text:style-name="P2">Please come to your appointment on your own. This enables us to follow the current social distancing guidelines.</text:p>
        </text:list-item>
        <text:list-item>
          <text:p text:style-name="P4"><text:span text:style-name="T2">At the end of your appointment, please be mindful that extra time is now required for additional cleaning. Leaving promptly will ensure </text:span><text:span text:style-name="T3">enough time is available for us to</text:span><text:span text:style-name="T2"> </text:span><text:span text:style-name="T3">clean </text:span><text:span text:style-name="T2">all areas thoroughly.</text:span></text:p>
        </text:list-item>
        <text:list-item>
          <text:p text:style-name="P5"><text:span text:style-name="T2">I</text:span><text:span text:style-name="T1">f you are being collected from your appointment, please ensure they arrive promptly in order to pick you up on time.</text:span></text:p>
        </text:list-item>
        <text:list-item>
          <text:p text:style-name="P3">Clients are required to wear face masks. One can be provided for you.</text:p>
        </text:list-item>
        <text:list-item>
          <text:p text:style-name="P3">The use of hand sanitiser is required, and is provided in the salon.</text:p>
        </text:list-item>
        <text:list-item>
          <text:p text:style-name="P3">We are currently unable to offer drinks or magazines during this time. Please bring your own drink if required.</text:p>
        </text:list-item>
        <text:list-item>
          <text:p text:style-name="P3">Mobile phones should only be used in an emerg<text:span text:style-name="T4">e</text:span>ncy.</text:p>
        </text:list-item>
        <text:list-item>
          <text:p text:style-name="P3">The toilet can only currently be used in an emerg<text:span text:style-name="T4">e</text:span>ncy, so please ensure you visit your own prior to your appointment.</text:p>
        </text:list-item>
        <text:list-item>
          <text:p text:style-name="P3">There will be a small increase in our prices to help cover the ongoing expenses incurred following three months of closure, and the additional cleaning and PPE supplies required.</text:p>
        </text:list-item>
        <text:list-item>
          <text:p text:style-name="P3">We will be unable to accept cash for payment. We accept credit and debit card payment (including via contactless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349cm" fo:margin-bottom="1.148cm" fo:margin-left="1.111cm" fo:margin-right="1.1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21:21:46.630779624</meta:creation-date>
    <dc:date>2020-06-20T20:33:53.520707859</dc:date>
    <meta:editing-duration>PT12M46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" meta:paragraph-count="17" meta:word-count="296" meta:character-count="1608" meta:non-whitespace-character-count="1344"/>
  </office:meta>
</office:document-meta>
</file>